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SourcesPlaceholderConfigurerTests.ignoreUnresolvablePlaceholdersInAtValueAnnotation__false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SourcesPlaceholderConfigurerTests.localPropertiesOverrid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ignoredNested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SourcesPlaceholderConfigurerTests.explicitPropertySourcesExcludes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SourcesPlaceholderConfigurerTests.ignoreUnresolvablePlaceholdersInAtValueAnnotation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SourcesPlaceholderConfigurerTests.ignoreUnresolvablePlaceholders_false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SourcesPlaceholderConfigurerTests.explicitProperty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ptionalTest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localPropertiesOverride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nestedUnresolvable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SourcesPlaceholderConfigurerTests.localPropertiesOverride( boolean overri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ropertySourcesPlaceholderConfigurerTests.replacementFromEnvironmen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SourcesPlaceholderConfigurerTests.withNonEnumerableProperty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SourcesPlaceholderConfigurerTests.optionalPropertyWithou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pertySourcesPlaceholderConfigurerTests.getAppliedPropertySourcesTooEa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gnoreUnresolvablePlaceholdersTrueConfig.ps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SourcesPlaceholderConfigurerTests.optionalPropertyWith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SourcesPlaceholderConfigurerTests.trimValuesIsAppl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SourcesPlaceholderConfigurerTests.nullValue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SourcesPlaceholderConfigurerTests.customPlaceholderPrefixAnd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pertySourcesPlaceholderConfigurerTests.trimValuesIsOff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gnoreUnresolvablePlaceholdersFalseConfig.psp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explicitPropertySourcesExcludes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SourcesPlaceholderConfigurerTests.multipleLocationsWithDefaultResolv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SourcesPlaceholderConfigurerTests.localPropertiesVi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tionalTestBean.setName( Optional &lt; String &gt;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SourcesPlaceholderConfigurerTests.ignoreUnresolvablePlaceholders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